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6.25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67.89pt"/>
    </style:style>
    <style:style style:name="co5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16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class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ours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ritical Reading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alculus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lgorithmic Design 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mputing in the Modern Wor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hetoric and Composi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alculus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eneral Chemist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Essentials of Phys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Algorithmic Design 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UNIX?Linus Fundamenta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Digital Logic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Introduction to Software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scret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General Chemistry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General Chemistry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ssentials of Phys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Essentials of Phys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ublic Communic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Intro to Computer Architectu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Vector Calculu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Operating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rogramming Language Structur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ata Structures &amp; Algorith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Prof. Issues in Computer Science Engr.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echnical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Business Wri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ntroduction to Computer Network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Statistics for Engine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apstone Computing Project 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Foundations of Computatio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Applied Linear Algebr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Applied Linear Algebra La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apstone Computing Project 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Robotic Applications &amp; Desig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Electrical Scien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Elementary Differential Equation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ircuit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Signals &amp;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Embedded System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omputer Systems Enginee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Electronic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Advanced Digital Design</text:p>
          </table:table-cell>
          <table:table-cell office:value-type="float" office:value="3" calcext:value-type="float">
            <text:p>3</text:p>
          </table:table-cell>
        </table:table-row>
      </table:table>
      <table:table table:name="Curriculu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office:value-type="string" calcext:value-type="string">
            <text:p>co_num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1L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1L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hem</text:p>
          </table:table-cell>
          <table:table-cell office:value-type="string" calcext:value-type="string">
            <text:p>112L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phys</text:p>
          </table:table-cell>
          <table:table-cell office:value-type="string" calcext:value-type="string">
            <text:p>212L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spc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engl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344L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cs, 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mat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elct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ce</text:p>
          </table:table-cell>
        </table:table-row>
        <table:table-row table:style-name="ro1">
          <table:table-cell office:value-type="string" calcext:value-type="string">
            <text:p>csce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ce</text:p>
          </table:table-cell>
        </table:table-row>
      </table:table>
      <table:table table:name="College" table:style-name="ta1"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llege</text:p>
          </table:table-cell>
          <table:table-cell office:value-type="string" calcext:value-type="string">
            <text:p>major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is</text:p>
          </table:table-cell>
        </table:table-row>
        <table:table-row table:style-name="ro1">
          <table:table-cell office:value-type="string" calcext:value-type="string">
            <text:p>College of Engineering</text:p>
          </table:table-cell>
          <table:table-cell office:value-type="string" calcext:value-type="string">
            <text:p>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2">00/00/0000</text:date>, <text:time style:data-style-name="N2" text:time-value="09:32:01.295357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52:59.100012480</meta:creation-date>
    <dc:date>2017-09-22T09:33:04.620415895</dc:date>
    <meta:editing-duration>PT26M11S</meta:editing-duration>
    <meta:editing-cycles>8</meta:editing-cycles>
    <meta:generator>LibreOffice/5.1.6.2$Linux_X86_64 LibreOffice_project/10m0$Build-2</meta:generator>
    <meta:document-statistic meta:table-count="3" meta:cell-count="323" meta:object-count="0"/>
  </office:meta>
</office:document-meta>
</file>